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91.64pt"/>
    </style:style>
    <style:style style:name="co2" style:family="table-column">
      <style:table-column-properties fo:break-before="auto" style:column-width="58.34pt"/>
    </style:style>
    <style:style style:name="co3" style:family="table-column">
      <style:table-column-properties fo:break-before="auto" style:column-width="129.91pt"/>
    </style:style>
    <style:style style:name="co4" style:family="table-column">
      <style:table-column-properties fo:break-before="auto" style:column-width="140.29pt"/>
    </style:style>
    <style:style style:name="co5" style:family="table-column">
      <style:table-column-properties fo:break-before="auto" style:column-width="199.36pt"/>
    </style:style>
    <style:style style:name="co6" style:family="table-column">
      <style:table-column-properties fo:break-before="auto" style:column-width="250.7pt"/>
    </style:style>
    <style:style style:name="co7" style:family="table-column">
      <style:table-column-properties fo:break-before="auto" style:column-width="135.44pt"/>
    </style:style>
    <style:style style:name="co8" style:family="table-column">
      <style:table-column-properties fo:break-before="auto" style:column-width="84.76pt"/>
    </style:style>
    <style:style style:name="co9" style:family="table-column">
      <style:table-column-properties fo:break-before="auto" style:column-width="163.9pt"/>
    </style:style>
    <style:style style:name="co10" style:family="table-column">
      <style:table-column-properties fo:break-before="auto" style:column-width="70.16pt"/>
    </style:style>
    <style:style style:name="co11" style:family="table-column">
      <style:table-column-properties fo:break-before="auto" style:column-width="81.24pt"/>
    </style:style>
    <style:style style:name="co12" style:family="table-column">
      <style:table-column-properties fo:break-before="auto" style:column-width="149.36pt"/>
    </style:style>
    <style:style style:name="co13" style:family="table-column">
      <style:table-column-properties fo:break-before="auto" style:column-width="157.66pt"/>
    </style:style>
    <style:style style:name="co14" style:family="table-column">
      <style:table-column-properties fo:break-before="auto" style:column-width="104.14pt"/>
    </style:style>
    <style:style style:name="co15" style:family="table-column">
      <style:table-column-properties fo:break-before="auto" style:column-width="151.4pt"/>
    </style:style>
    <style:style style:name="co16" style:family="table-column">
      <style:table-column-properties fo:break-before="auto" style:column-width="186.86pt"/>
    </style:style>
    <style:style style:name="co17" style:family="table-column">
      <style:table-column-properties fo:break-before="auto" style:column-width="200.01pt"/>
    </style:style>
    <style:style style:name="co18" style:family="table-column">
      <style:table-column-properties fo:break-before="auto" style:column-width="165.29pt"/>
    </style:style>
    <style:style style:name="ro1" style:family="table-row">
      <style:table-row-properties style:row-height="51pt" fo:break-before="auto" style:use-optimal-row-height="false"/>
    </style:style>
    <style:style style:name="ro2" style:family="table-row">
      <style:table-row-properties style:row-height="56.24pt" fo:break-before="auto" style:use-optimal-row-height="false"/>
    </style:style>
    <style:style style:name="ro3" style:family="table-row">
      <style:table-row-properties style:row-height="195.76pt" fo:break-before="auto" style:use-optimal-row-height="false"/>
    </style:style>
    <style:style style:name="ro4" style:family="table-row">
      <style:table-row-properties style:row-height="204.75pt" fo:break-before="auto" style:use-optimal-row-height="false"/>
    </style:style>
    <style:style style:name="ro5" style:family="table-row">
      <style:table-row-properties style:row-height="15.76pt" fo:break-before="auto" style:use-optimal-row-height="true"/>
    </style:style>
    <style:style style:name="ro6" style:family="table-row">
      <style:table-row-properties style:row-height="321.76pt" fo:break-before="auto" style:use-optimal-row-height="false"/>
    </style:style>
    <style:style style:name="ro7" style:family="table-row">
      <style:table-row-properties style:row-height="15.76pt" fo:break-before="auto" style:use-optimal-row-height="false"/>
    </style:style>
    <style:style style:name="ro8" style:family="table-row">
      <style:table-row-properties style:row-height="41.24pt" fo:break-before="auto" style:use-optimal-row-height="false"/>
    </style:style>
    <style:style style:name="ro9" style:family="table-row">
      <style:table-row-properties style:row-height="132.01pt" fo:break-before="auto" style:use-optimal-row-height="false"/>
    </style:style>
    <style:style style:name="ta1" style:family="table" style:master-page-name="PageStyle_5f_Тест-кейсы">
      <style:table-properties table:display="true" style:writing-mode="lr-tb"/>
    </style:style>
    <style:style style:name="ta2" style:family="table" style:master-page-name="PageStyle_5f_Баг-репорт">
      <style:table-properties table:display="true" style:writing-mode="lr-tb"/>
    </style:style>
    <style:style style:name="ce1" style:family="table-cell" style:parent-style-name="Default">
      <style:table-cell-properties fo:background-color="#f9cb9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background-color="#fff2cc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Cambria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9cb9c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Failed&quot;" style:apply-style-name="ConditionalStyle_5f_2" style:base-cell-address="'Тест-кейсы'.H1"/>
    </style:style>
    <style:style style:name="ce9" style:family="table-cell" style:parent-style-name="Default">
      <style:table-cell-properties fo:background-color="#00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&quot;Pass&quot;" style:apply-style-name="ConditionalStyle_5f_1" style:base-cell-address="'Тест-кейсы'.H3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cell-content()=&quot;Failed&quot;" style:apply-style-name="ConditionalStyle_5f_2" style:base-cell-address="'Тест-кейсы'.H1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cc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ackground-color="#fce5cd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A1]))&gt;0)" style:apply-style-name="ConditionalStyle_5f_1" style:base-cell-address="'Баг-репорт'.A1"/>
    </style:style>
    <style:style style:name="ce1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map style:condition="is-true-formula(LEN(TRIM([.A1]))&gt;0)" style:apply-style-name="ConditionalStyle_5f_1" style:base-cell-address="'Баг-репорт'.A1"/>
    </style:style>
    <style:style style:name="T1" style:family="text">
      <style:text-properties fo:color="#e06666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Тест-кейсы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Номер тест-кейса</text:p>
          </table:table-cell>
          <table:table-cell table:style-name="ce1" office:value-type="string" calcext:value-type="string">
            <text:p>Приоритет</text:p>
          </table:table-cell>
          <table:table-cell table:style-name="ce1" office:value-type="string" calcext:value-type="string">
            <text:p>Название/заголово тест-кейса</text:p>
          </table:table-cell>
          <table:table-cell table:style-name="ce1" office:value-type="string" calcext:value-type="string">
            <text:p>Тестовая среда</text:p>
          </table:table-cell>
          <table:table-cell table:style-name="ce1" office:value-type="string" calcext:value-type="string">
            <text:p>Предусловие</text:p>
          </table:table-cell>
          <table:table-cell table:style-name="ce1" office:value-type="string" calcext:value-type="string">
            <text:p>Шаги</text:p>
          </table:table-cell>
          <table:table-cell table:style-name="ce1" office:value-type="string" calcext:value-type="string">
            <text:p>Ожидаемый результат</text:p>
          </table:table-cell>
          <table:table-cell table:style-name="ce8" office:value-type="string" calcext:value-type="string">
            <text:p>Результат</text:p>
          </table:table-cell>
          <table:table-cell table:style-name="ce1" office:value-type="string" calcext:value-type="string">
            <text:p>Комментарий / Ссылки на скриншоты</text:p>
          </table:table-cell>
          <table:table-cell table:style-name="ce4" table:number-columns-repeated="17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9" table:number-rows-spanned="1">
            <text:p>1. Система стандартной авторизации на сайте "Ростелеком" (https://msk.rt.ru/)</text:p>
          </table:table-cell>
          <table:covered-table-cell table:number-columns-repeated="8"/>
          <table:table-cell table:style-name="ce4" table:number-columns-repeated="17"/>
          <table:table-cell table:number-columns-repeated="998"/>
        </table:table-row>
        <table:table-row table:style-name="ro3">
          <table:table-cell table:style-name="ce3" office:value-type="string" calcext:value-type="string">
            <text:p>Ростелеком_ТК-01</text:p>
          </table:table-cell>
          <table:table-cell table:style-name="ce5" office:value-type="string" calcext:value-type="string">
            <text:p>High</text:p>
          </table:table-cell>
          <table:table-cell table:style-name="ce3" office:value-type="string" calcext:value-type="string">
            <text:p>Позитивный тест проверки способа авторизации пользователя по номеру его моб. телефона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3" office:value-type="string" calcext:value-type="string">
            <text:p>1. Страница по адресу https://msk.rt.ru открыта в браузере.</text:p>
            <text:p>2. Аккаунт пользователя создан в БД "Ростелеком" (логин, пароль зарегистрированы), данные о номере телефона указаны в личном кабинете.</text:p>
            <text:p>3. В системе отключены VPN-приложения.</text:p>
            <text:p>4. Дата тестирования: 18.07.2023 г.</text:p>
            <text:p/>
          </table:table-cell>
          <table:table-cell table:style-name="ce3" office:value-type="string" calcext:value-type="string">
            <text:p>1. Нажать на кнопку «Войти» в правом верхнем углу экрана.</text:p>
            <text:p>2. В выпадающем меню нажать иконку "Личный кабинет РФ".</text:p>
            <text:p>3. На открывшейся вкладке браузера "Ростелеком ID" нажать кнопку "Войти с паролем".</text:p>
            <text:p>4. На открывшейся странице формы авторизации нажать на вкладку "Телефон" (выбрана по умолчанию).</text:p>
            <text:p>5. В поле "Мобильный телефон" ввести зарегистрированный номер пользователя.</text:p>
            <text:p>6. В поле "Пароль" ввести зарегистрированный пароль пользователя.</text:p>
            <text:p>7. Нажать на кнопку "Войти".</text:p>
          </table:table-cell>
          <table:table-cell table:style-name="ce3" office:value-type="string" calcext:value-type="string">
            <text:p>Открывается страница личного кабинета пользователя, "Лента событий" отображает время входа пользователя в систему, авторизация прошла успешно.</text:p>
          </table:table-cell>
          <table:table-cell table:style-name="ce9" office:value-type="string" calcext:value-type="string">
            <text:p>Pass</text:p>
          </table:table-cell>
          <table:table-cell table:style-name="ce11" office:value-type="string" calcext:value-type="string">
            <text:p><text:a xlink:href="https://drive.google.com/file/d/1pWyO0zZWO0YKdjO0dPk1Rb3lENI54HnO/view?usp=sharing" xlink:type="simple">https://drive.google.com/file/d/1pWyO0zZWO0YKdjO0dPk1Rb3lENI54HnO/view?usp=sharing</text:a></text:p>
          </table:table-cell>
          <table:table-cell table:style-name="ce4" table:number-columns-repeated="17"/>
          <table:table-cell table:number-columns-repeated="998"/>
        </table:table-row>
        <table:table-row table:style-name="ro3">
          <table:table-cell table:style-name="ce3" office:value-type="string" calcext:value-type="string">
            <text:p>Ростелеком_ТК-02</text:p>
          </table:table-cell>
          <table:table-cell table:style-name="ce5" office:value-type="string" calcext:value-type="string">
            <text:p>High</text:p>
          </table:table-cell>
          <table:table-cell table:style-name="ce3" office:value-type="string" calcext:value-type="string">
            <text:p>Позитивный тест проверки способа авторизации пользователя по адресу его электронной почты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3" office:value-type="string" calcext:value-type="string">
            <text:p>1. Страница по адресу https://msk.rt.ru открыта в браузере.</text:p>
            <text:p>2. Аккаунт пользователя создан в БД "Ростелеком" (логин, пароль зарегистрированы), данные электронной почты пользователя указаны в личном кабинете.</text:p>
            <text:p>3. В системе отключены VPN-приложения.</text:p>
            <text:p>4. Дата тестирования: 18.07.2023 г.</text:p>
            <text:p/>
          </table:table-cell>
          <table:table-cell table:style-name="ce3" office:value-type="string" calcext:value-type="string">
            <text:p>1. Нажать на кнопку «Войти» в правом верхнем углу экрана.</text:p>
            <text:p>2. В выпадающем меню нажать иконку "Личный кабинет РФ".</text:p>
            <text:p>3. На открывшейся вкладке браузера "Ростелеком ID" нажать кнопку "Войти с паролем".</text:p>
            <text:p>4. На открывшейся странице формы авторизации нажать на вкладку "Почта".</text:p>
            <text:p>5. В поле "Электронная почта" ввести адрес электронной почты (эл. ящика).</text:p>
            <text:p>6. В поле "Пароль" ввести зарегистрированный пароль пользователя.</text:p>
            <text:p>7. Нажать на кнопку "Войти".</text:p>
          </table:table-cell>
          <table:table-cell table:style-name="ce3" office:value-type="string" calcext:value-type="string">
            <text:p>Открывается страница личного кабинета пользователя, "Лента событий" отображает время входа пользователя в систему, авторизация прошла успешно.</text:p>
          </table:table-cell>
          <table:table-cell table:style-name="ce9" office:value-type="string" calcext:value-type="string">
            <text:p>Pass</text:p>
          </table:table-cell>
          <table:table-cell table:style-name="ce11" office:value-type="string" calcext:value-type="string">
            <text:p><text:a xlink:href="https://drive.google.com/file/d/1KMf6QhP-5NJCfvgT_M5xSF6b1yj43Fa1/view?usp=sharing" xlink:type="simple">https://drive.google.com/file/d/1KMf6QhP-5NJCfvgT_M5xSF6b1yj43Fa1/view?usp=sharing</text:a></text:p>
          </table:table-cell>
          <table:table-cell table:style-name="ce4" table:number-columns-repeated="17"/>
          <table:table-cell table:number-columns-repeated="998"/>
        </table:table-row>
        <table:table-row table:style-name="ro3">
          <table:table-cell table:style-name="ce3" office:value-type="string" calcext:value-type="string">
            <text:p>Ростелеком_ТК-03</text:p>
          </table:table-cell>
          <table:table-cell table:style-name="ce5" office:value-type="string" calcext:value-type="string">
            <text:p>High</text:p>
          </table:table-cell>
          <table:table-cell table:style-name="ce3" office:value-type="string" calcext:value-type="string">
            <text:p>Позитивный тест проверки способа авторизации пользователя по его логину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3" office:value-type="string" calcext:value-type="string">
            <text:p>1. Страница по адресу https://msk.rt.ru открыта в браузере.</text:p>
            <text:p>2. Аккаунт пользователя создан в БД "Ростелеком" (логин, пароль зарегистрированы), логин пользователя отображается в карточке его учетной записи.</text:p>
            <text:p>3. В системе отключены VPN-приложения.</text:p>
            <text:p>4. Дата тестирования: 18.07.2023 г.</text:p>
            <text:p/>
          </table:table-cell>
          <table:table-cell table:style-name="ce3" office:value-type="string" calcext:value-type="string">
            <text:p>1. Нажать на кнопку «Войти» в правом верхнем углу экрана.</text:p>
            <text:p>2. В выпадающем меню нажать иконку "Личный кабинет РФ".</text:p>
            <text:p>3. На открывшейся странице нажать кнопку "Войти с паролем".</text:p>
            <text:p>4. На открывшейся странице формы авторизации нажать на вкладку "Логин".</text:p>
            <text:p>5. В поле "Логин" ввести логин пользователя.</text:p>
            <text:p>6. В поле "Пароль" ввести зарегистрированный пароль пользователя.</text:p>
            <text:p>7. Нажать на кнопку "Войти".</text:p>
          </table:table-cell>
          <table:table-cell table:style-name="ce3" office:value-type="string" calcext:value-type="string">
            <text:p>Открывается страница личного кабинета пользователя, "Лента событий" отображает время входа пользователя в систему, авторизация прошла успешно.</text:p>
          </table:table-cell>
          <table:table-cell table:style-name="ce9" office:value-type="string" calcext:value-type="string">
            <text:p>Pass</text:p>
          </table:table-cell>
          <table:table-cell table:style-name="ce11" office:value-type="string" calcext:value-type="string">
            <text:p><text:a xlink:href="https://drive.google.com/file/d/1K6LClZc6DLnj2Wu6kpUihAeagUmpZs1N/view?usp=drive_link" xlink:type="simple">https://drive.google.com/file/d/1K6LClZc6DLnj2Wu6kpUihAeagUmpZs1N/view?usp=drive_link </text:a></text:p>
          </table:table-cell>
          <table:table-cell table:style-name="ce4" table:number-columns-repeated="17"/>
          <table:table-cell table:number-columns-repeated="998"/>
        </table:table-row>
        <table:table-row table:style-name="ro3">
          <table:table-cell table:style-name="ce3" office:value-type="string" calcext:value-type="string">
            <text:p>Ростелеком_ТК-04</text:p>
          </table:table-cell>
          <table:table-cell table:style-name="ce5" office:value-type="string" calcext:value-type="string">
            <text:p>High</text:p>
          </table:table-cell>
          <table:table-cell table:style-name="ce3" office:value-type="string" calcext:value-type="string">
            <text:p>Позитивный тест проверки способа авторизации пользователя по номеру его лицевого счета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3" office:value-type="string" calcext:value-type="string">
            <text:p>1. Страница по адресу https://msk.rt.ru открыта в браузере.</text:p>
            <text:p>2. Аккаунт пользователя создан в БД "Ростелеком" (логин, пароль зарегистрированы), пользователю открыт лицевой счет в БД "Ростелеком".</text:p>
            <text:p>3. В системе отключены VPN-приложения.</text:p>
            <text:p>4. Дата тестирования: 18.07.2023 г.</text:p>
            <text:p/>
          </table:table-cell>
          <table:table-cell table:style-name="ce3" office:value-type="string" calcext:value-type="string">
            <text:p>1. Нажать на кнопку «Войти» в правом верхнем углу экрана.</text:p>
            <text:p>2. В выпадающем меню нажать иконку "Личный кабинет РФ".</text:p>
            <text:p>3. На открывшейся вкладке браузера "Ростелеком ID" нажать кнопку "Войти с паролем".</text:p>
            <text:p>4. На открывшейся странице формы авторизации нажать на вкладку "Лицевой счет".</text:p>
            <text:p>5. В поле "Лицевой счет" ввести номер лицевого счета пользователя.</text:p>
            <text:p>6. В поле "Пароль" ввести зарегистрированный пароль пользователя.</text:p>
            <text:p>7. Нажать на кнопку "Войти".</text:p>
          </table:table-cell>
          <table:table-cell table:style-name="ce3" office:value-type="string" calcext:value-type="string">
            <text:p>Открывается страница личного кабинета пользователя, "Лента событий" отображает время входа пользователя в систему, авторизация прошла успешно.</text:p>
          </table:table-cell>
          <table:table-cell table:style-name="ce9" office:value-type="string" calcext:value-type="string">
            <text:p>Pass</text:p>
          </table:table-cell>
          <table:table-cell table:style-name="ce11" office:value-type="string" calcext:value-type="string">
            <text:p><text:a xlink:href="https://drive.google.com/file/d/1WiFj5fX-87gXVFzjZ9YEgjutI-gcIV97/view?usp=drive_link" xlink:type="simple">https://drive.google.com/file/d/1WiFj5fX-87gXVFzjZ9YEgjutI-gcIV97/view?usp=drive_link </text:a></text:p>
          </table:table-cell>
          <table:table-cell table:style-name="ce4" table:number-columns-repeated="17"/>
          <table:table-cell table:number-columns-repeated="998"/>
        </table:table-row>
        <table:table-row table:style-name="ro3">
          <table:table-cell table:style-name="ce3" office:value-type="string" calcext:value-type="string">
            <text:p>Ростелеком_ТК-05</text:p>
          </table:table-cell>
          <table:table-cell table:style-name="ce5" office:value-type="string" calcext:value-type="string">
            <text:p>High</text:p>
          </table:table-cell>
          <table:table-cell table:style-name="ce3" office:value-type="string" calcext:value-type="string">
            <text:p>Негативный тест проверки способа авторизации пользователя по невалидному номеру моб. телефона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3" office:value-type="string" calcext:value-type="string">
            <text:p>1. Страница по адресу https://msk.rt.ru открыта в браузере.</text:p>
            <text:p>2. Аккаунт пользователя создан в БД "Ростелеком" (логин, пароль зарегистрированы), данные о номере телефона указаны в личном кабинете.</text:p>
            <text:p>3. В системе отключены VPN-приложения.</text:p>
            <text:p>4. Дата тестирования: 18.07.2023 г.</text:p>
            <text:p/>
          </table:table-cell>
          <table:table-cell table:style-name="ce3" office:value-type="string" calcext:value-type="string">
            <text:p>1. Нажать на кнопку «Войти» в правом верхнем углу экрана.</text:p>
            <text:p>2. В выпадающем меню нажать иконку "Личный кабинет РФ".</text:p>
            <text:p>3. На открывшейся странице нажать кнопку "Войти с паролем".</text:p>
            <text:p>4. На открывшейся странице формы авторизации нажать на вкладку "Телефон" (выбрана по умолчанию).</text:p>
            <text:p>5. В поле "Мобильный телефон" ввести незарегистрированный (невалидный) номер пользователя.</text:p>
            <text:p>6. В поле "Пароль" ввести зарегистрированный пароль пользователя.</text:p>
            <text:p>7. Нажать на кнопку "Войти".</text:p>
          </table:table-cell>
          <table:table-cell table:style-name="ce3" office:value-type="string" calcext:value-type="string">
            <text:p>Выводится сервисное сообщение "Неверный логин или пароль", в доступе к личному кабинету пользователя отказано, негативный тест-кейс пройден успешно.</text:p>
          </table:table-cell>
          <table:table-cell table:style-name="ce9" office:value-type="string" calcext:value-type="string">
            <text:p>Pass</text:p>
          </table:table-cell>
          <table:table-cell table:style-name="ce11" office:value-type="string" calcext:value-type="string">
            <text:p><text:a xlink:href="https://drive.google.com/file/d/1_cTs41fl_aSixcTpbTU3zN5pzGWI4RfL/view?usp=drive_link" xlink:type="simple">https://drive.google.com/file/d/1_cTs41fl_aSixcTpbTU3zN5pzGWI4RfL/view?usp=drive_link </text:a></text:p>
          </table:table-cell>
          <table:table-cell table:style-name="ce4" table:number-columns-repeated="17"/>
          <table:table-cell table:number-columns-repeated="998"/>
        </table:table-row>
        <table:table-row table:style-name="ro3">
          <table:table-cell table:style-name="ce3" office:value-type="string" calcext:value-type="string">
            <text:p>Ростелеком_ТК-06</text:p>
          </table:table-cell>
          <table:table-cell table:style-name="ce5" office:value-type="string" calcext:value-type="string">
            <text:p>High</text:p>
          </table:table-cell>
          <table:table-cell table:style-name="ce3" office:value-type="string" calcext:value-type="string">
            <text:p>Негативный тест проверки способа авторизации пользователя по невалидному адресу электронной почты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3" office:value-type="string" calcext:value-type="string">
            <text:p>1. Страница по адресу https://msk.rt.ru открыта в браузере.</text:p>
            <text:p>2. Аккаунт пользователя создан в БД "Ростелеком" (логин, пароль зарегистрированы), данные электронной почты пользователя указаны в личном кабинете.</text:p>
            <text:p>3. В системе отключены VPN-приложения.</text:p>
            <text:p>4. Дата тестирования: 18.07.2023 г.</text:p>
            <text:p/>
          </table:table-cell>
          <table:table-cell table:style-name="ce3" office:value-type="string" calcext:value-type="string">
            <text:p>1. Нажать на кнопку «Войти» в правом верхнем углу экрана.</text:p>
            <text:p>2. В выпадающем меню нажать иконку "Личный кабинет РФ".</text:p>
            <text:p>3.На открывшейся вкладке браузера "Ростелеком ID" нажать кнопку "Войти с паролем".</text:p>
            <text:p>4. На открывшейся странице формы авторизации нажать на вкладку "Почта".</text:p>
            <text:p>5. В поле "Электронная почта" ввести некорректный (невалидный) адрес электронного ящика.</text:p>
            <text:p>6. В поле "Пароль" ввести зарегистрированный пароль пользователя.</text:p>
            <text:p>7. Нажать на кнопку "Войти".</text:p>
          </table:table-cell>
          <table:table-cell table:style-name="ce3" office:value-type="string" calcext:value-type="string">
            <text:p>Выводится сервисное сообщение "Неверный логин или пароль", в доступе к личному кабинету пользователя отказано, негативный тест-кейс пройден успешно.</text:p>
          </table:table-cell>
          <table:table-cell table:style-name="ce9" office:value-type="string" calcext:value-type="string">
            <text:p>Pass</text:p>
          </table:table-cell>
          <table:table-cell table:style-name="ce11" office:value-type="string" calcext:value-type="string">
            <text:p><text:a xlink:href="https://drive.google.com/file/d/1XTwtoe_TFyqh8fhshBrfLNGGy9OLeByF/view?usp=drive_link" xlink:type="simple">https://drive.google.com/file/d/1XTwtoe_TFyqh8fhshBrfLNGGy9OLeByF/view?usp=drive_link </text:a></text:p>
          </table:table-cell>
          <table:table-cell table:style-name="ce4" table:number-columns-repeated="17"/>
          <table:table-cell table:number-columns-repeated="998"/>
        </table:table-row>
        <table:table-row table:style-name="ro3">
          <table:table-cell table:style-name="ce3" office:value-type="string" calcext:value-type="string">
            <text:p>Ростелеком_ТК-07</text:p>
          </table:table-cell>
          <table:table-cell table:style-name="ce5" office:value-type="string" calcext:value-type="string">
            <text:p>High</text:p>
          </table:table-cell>
          <table:table-cell table:style-name="ce3" office:value-type="string" calcext:value-type="string">
            <text:p>Негативный тест проверки способа авторизации пользователя по незарегистрированному логину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3" office:value-type="string" calcext:value-type="string">
            <text:p>1. Страница по адресу https://msk.rt.ru открыта в браузере.</text:p>
            <text:p>2. Аккаунт пользователя создан в БД "Ростелеком" (логин, пароль зарегистрированы), логин пользователя отображается в карточке его учетной записи.</text:p>
            <text:p>3. В системе отключены VPN-приложения.</text:p>
            <text:p>4. Дата тестирования: 18.07.2023 г.</text:p>
            <text:p/>
          </table:table-cell>
          <table:table-cell table:style-name="ce3" office:value-type="string" calcext:value-type="string">
            <text:p>1. Нажать на кнопку «Войти» в правом верхнем углу экрана.</text:p>
            <text:p>2. В выпадающем меню нажать иконку "Личный кабинет РФ".</text:p>
            <text:p>3. На открывшейся странице нажать кнопку "Войти с паролем".</text:p>
            <text:p>4. На открывшейся странице формы авторизации нажать на вкладку "Логин".</text:p>
            <text:p>5. В поле "Логин" ввести произвольное количество буквенно-циферных символов.</text:p>
            <text:p>6. В поле "Пароль" ввести зарегистрированный пароль пользователя.</text:p>
            <text:p>7. Нажать на кнопку "Войти".</text:p>
          </table:table-cell>
          <table:table-cell table:style-name="ce3" office:value-type="string" calcext:value-type="string">
            <text:p>Выводится сервисное сообщение "Неверный логин или пароль", в доступе к личному кабинету пользователя отказано, негативный тест-кейс пройден успешно.</text:p>
          </table:table-cell>
          <table:table-cell table:style-name="ce9" office:value-type="string" calcext:value-type="string">
            <text:p>Pass</text:p>
          </table:table-cell>
          <table:table-cell table:style-name="ce11" office:value-type="string" calcext:value-type="string">
            <text:p><text:a xlink:href="https://drive.google.com/file/d/1PnKFvfi0fLIZzSSh1SvU3Cxox9qA_B-X/view?usp=drive_link" xlink:type="simple">https://drive.google.com/file/d/1PnKFvfi0fLIZzSSh1SvU3Cxox9qA_B-X/view?usp=drive_link </text:a></text:p>
          </table:table-cell>
          <table:table-cell table:style-name="ce4" table:number-columns-repeated="17"/>
          <table:table-cell table:number-columns-repeated="998"/>
        </table:table-row>
        <table:table-row table:style-name="ro3">
          <table:table-cell table:style-name="ce3" office:value-type="string" calcext:value-type="string">
            <text:p>Ростелеком_ТК-08</text:p>
          </table:table-cell>
          <table:table-cell table:style-name="ce5" office:value-type="string" calcext:value-type="string">
            <text:p>High</text:p>
          </table:table-cell>
          <table:table-cell table:style-name="ce3" office:value-type="string" calcext:value-type="string">
            <text:p>Негативный тест проверки способа авторизации пользователя по невалидному номеру лицевого счета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3" office:value-type="string" calcext:value-type="string">
            <text:p>1. Страница по адресу https://msk.rt.ru открыта в браузере.</text:p>
            <text:p>2. Аккаунт пользователя создан в БД "Ростелеком" (логин, пароль зарегистрированы), пользователю открыт лицевой счет в БД "Ростелеком".</text:p>
            <text:p>3. В системе отключены VPN-приложения.</text:p>
            <text:p>4. Дата тестирования: 18.07.2023 г.</text:p>
            <text:p/>
          </table:table-cell>
          <table:table-cell table:style-name="ce3" office:value-type="string" calcext:value-type="string">
            <text:p>1. Нажать на кнопку «Войти» в правом верхнем углу экрана.</text:p>
            <text:p>2. В выпадающем меню нажать иконку "Личный кабинет РФ".</text:p>
            <text:p>3. На открывшейся вкладке браузера "Ростелеком ID" нажать кнопку "Войти с паролем".</text:p>
            <text:p>4. На открывшейся странице формы авторизации нажать на вкладку "Лицевой счет".</text:p>
            <text:p>5. В поле "Лицевой счет" ввести произвольное количество циферных символов.</text:p>
            <text:p>6. В поле "Пароль" ввести зарегистрированный пароль пользователя.</text:p>
            <text:p>7. Нажать на кнопку "Войти".</text:p>
          </table:table-cell>
          <table:table-cell table:style-name="ce3" office:value-type="string" calcext:value-type="string">
            <text:p>Выводится сервисное сообщение "Проверьте, пожалуйста, номер лицевого счета", в доступе к личному кабинету пользователя отказано, негативный тест-кейс пройден успешно.</text:p>
          </table:table-cell>
          <table:table-cell table:style-name="ce9" office:value-type="string" calcext:value-type="string">
            <text:p>Pass</text:p>
          </table:table-cell>
          <table:table-cell table:style-name="ce11" office:value-type="string" calcext:value-type="string">
            <text:p><text:a xlink:href="https://drive.google.com/file/d/1uWc4ZG5lZhOiR3LF8_onI490mX3ijQrf/view?usp=drive_link" xlink:type="simple">https://drive.google.com/file/d/1uWc4ZG5lZhOiR3LF8_onI490mX3ijQrf/view?usp=drive_link </text:a></text:p>
          </table:table-cell>
          <table:table-cell table:style-name="ce4" table:number-columns-repeated="17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9" table:number-rows-spanned="1">
            <text:p>2. Платежная система на сайте "Ростелеком" (https://msk.rt.ru/)</text:p>
          </table:table-cell>
          <table:covered-table-cell table:number-columns-repeated="8"/>
          <table:table-cell table:style-name="ce4" table:number-columns-repeated="17"/>
          <table:table-cell table:number-columns-repeated="998"/>
        </table:table-row>
        <table:table-row table:style-name="ro3">
          <table:table-cell table:style-name="ce3" office:value-type="string" calcext:value-type="string">
            <text:p>Ростелеком_ТК-09</text:p>
          </table:table-cell>
          <table:table-cell table:style-name="ce5" office:value-type="string" calcext:value-type="string">
            <text:p>High</text:p>
          </table:table-cell>
          <table:table-cell table:style-name="ce3" office:value-type="string" calcext:value-type="string">
            <text:p>Позитивный тест проверки добавления банковской карты и осуществления тестового платежа (списание/возврат) с положительным (более 100 рублей) балансом.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3" office:value-type="string" calcext:value-type="string">
            <text:p>1. Страница по адресу https://start.rt.ru/payments открыта в браузере.</text:p>
            <text:p>2. Пользователь зарегистрировался и авторизовался на сайте "Ростелеком", </text:p>
            <text:p>3. Обладает действующей пластиковой картой банка-эмитента РФ с положительным балансом.</text:p>
            <text:p>4. Мобильный номер пользователя подклюен к СМС-банку.</text:p>
            <text:p>5. В системе отключены VPN-приложения.</text:p>
            <text:p>6. Дата тестирования: 19.07.2023 г.</text:p>
            <text:p/>
          </table:table-cell>
          <table:table-cell table:style-name="ce3" office:value-type="string" calcext:value-type="string">
            <text:p>1. В верхней части экрана в меню заголовка сайта нажать на вкладку "Финансы".</text:p>
            <text:p>2. В центре экрана в разеделе "Банковские карты" нажать на секцию "Мои карты".</text:p>
            <text:p>3. В центре экрана нажать на секцию "Добавить карту".</text:p>
            <text:p>4. Ввести данные карты в открывшемся окне "Сохранение банковской карты".</text:p>
            <text:p>5. Затем нажать кнопку "Продолжить".</text:p>
            <text:p>6. В появившемся окне транзакции в поле ввода кода укажите пароль из сообщения, полученного от SMS-банка, для осуществления тестового платежа.</text:p>
            <text:p/>
          </table:table-cell>
          <table:table-cell table:style-name="ce6" office:value-type="string" calcext:value-type="string">
            <text:p><text:a xlink:href="https://start.rt.ru/payments/cards" xlink:type="simple">Страница по адресу https://start.rt.ru/payments/cards отображает добавленную карту, списанный тестовый платеж возвращен пользователю, карта успешно сохранена.</text:a></text:p>
          </table:table-cell>
          <table:table-cell table:style-name="ce9" office:value-type="string" calcext:value-type="string">
            <text:p>Pass</text:p>
          </table:table-cell>
          <table:table-cell table:style-name="ce11" office:value-type="string" calcext:value-type="string">
            <text:p><text:a xlink:href="https://drive.google.com/file/d/1nEIcV5EALiqrAqf3MpSohZVAP_wydXSU/view?usp=drive_link" xlink:type="simple">1. https://drive.google.com/file/d/1nEIcV5EALiqrAqf3MpSohZVAP_wydXSU/view?usp=drive_link 

2. https://drive.google.com/file/d/1taXadmGyiamg-LxnL5Q-pAizOH5Y1E2y/view?usp=drive_link </text:a></text:p>
          </table:table-cell>
          <table:table-cell table:style-name="ce4" table:number-columns-repeated="17"/>
          <table:table-cell table:number-columns-repeated="998"/>
        </table:table-row>
        <table:table-row table:style-name="ro3">
          <table:table-cell table:style-name="ce3" office:value-type="string" calcext:value-type="string">
            <text:p>Ростелеком_ТК-10</text:p>
          </table:table-cell>
          <table:table-cell table:style-name="ce5" office:value-type="string" calcext:value-type="string">
            <text:p>High</text:p>
          </table:table-cell>
          <table:table-cell table:style-name="ce3" office:value-type="string" calcext:value-type="string">
            <text:p>Негативный тест проверки добавления банковской карты и осуществления тестового платежа (списание/возврат) с отрицательным или недостаточным балансом средств.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3" office:value-type="string" calcext:value-type="string">
            <text:p>1. Страница по адресу https://start.rt.ru/payments открыта в браузере.</text:p>
            <text:p>2. Пользователь зарегистрировался и авторизовался на сайте "Ростелеком", </text:p>
            <text:p>3. Обладает действующей пластиковой картой банка-эмитента РФ с отрицательным балансом или балансом средств менее 1 рубля.</text:p>
            <text:p>4. Мобильный номер пользователя подклюен к СМС-банку.</text:p>
            <text:p>5. В системе отключены VPN-приложения.</text:p>
            <text:p>6. Дата тестирования: 19.07.2023 г.</text:p>
            <text:p/>
          </table:table-cell>
          <table:table-cell table:style-name="ce3" office:value-type="string" calcext:value-type="string">
            <text:p>1. В верхней части экрана в меню заголовка сайта нажать на вкладку "Финансы".</text:p>
            <text:p>2. В центре экрана в разеделе "Банковские карты" нажать на секцию "Мои карты".</text:p>
            <text:p>3. В центре экрана нажать на секцию "Добавить карту".</text:p>
            <text:p>4. Ввести данные карты в открывшемся окне "Сохранение банковской карты".</text:p>
            <text:p>5. Затем нажать кнопку "Продолжить".</text:p>
            <text:p>6. В появившемся окне транзакции в поле ввода кода укажите пароль из сообщения, полученного от SMS-банка, для осуществления тестового платежа.</text:p>
            <text:p/>
          </table:table-cell>
          <table:table-cell table:style-name="ce3" office:value-type="string" calcext:value-type="string">
            <text:p>Система уведомляет пользователя о недостаточном количестве средств на карте, система возвращает пользователя на страницу по адресу https://start.rt.ru/payments/cards, карта не добавлена. </text:p>
          </table:table-cell>
          <table:table-cell table:style-name="ce9" office:value-type="string" calcext:value-type="string">
            <text:p>Failed</text:p>
          </table:table-cell>
          <table:table-cell table:style-name="ce12" office:value-type="string" calcext:value-type="string">
            <text:p><text:a xlink:href="https://drive.google.com/file/d/1xuXTg9angZHSS_Io8zkoECctf0j1YLoo/view?usp=drive_link" xlink:type="simple"> 1. https://drive.google.com/file/d/1xuXTg9angZHSS_Io8zkoECctf0j1YLoo/view?usp=drive_link 


2. https://drive.google.com/file/d/1nzRv-FNJZ_9ZRTlrdSzavCi36qDDM3i4/view?usp=drive_link 


Создать баг-репорт  № РТК_БР-01</text:a></text:p>
          </table:table-cell>
          <table:table-cell table:style-name="ce4" table:number-columns-repeated="17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9" table:number-rows-spanned="1">
            <text:p>3. Система авторизации по коду на сайте "Ростелеком" (https://msk.rt.ru/)</text:p>
          </table:table-cell>
          <table:covered-table-cell table:number-columns-repeated="8"/>
          <table:table-cell table:style-name="ce4" table:number-columns-repeated="17"/>
          <table:table-cell table:number-columns-repeated="998"/>
        </table:table-row>
        <table:table-row table:style-name="ro4">
          <table:table-cell table:style-name="ce3" office:value-type="string" calcext:value-type="string">
            <text:p>Ростелеком_ТК-11</text:p>
          </table:table-cell>
          <table:table-cell table:style-name="ce5" office:value-type="string" calcext:value-type="string">
            <text:p>High</text:p>
          </table:table-cell>
          <table:table-cell table:style-name="ce3" office:value-type="string" calcext:value-type="string">
            <text:p>Позитивный тест проверки способа авторизации пользователя по временному коду с помощью номера моб. телефона.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3" office:value-type="string" calcext:value-type="string">
            <text:p>1. Страница по адресу https://msk.rt.ru открыта в браузере.</text:p>
            <text:p>2. Аккаунт пользователя создан в БД "Ростелеком" (логин, пароль зарегистрированы), данные о номере телефона указаны в личном кабинете.</text:p>
            <text:p>3. Авторизация аккаунта пользователя на сайте не осуществлена, вход не выполнен.</text:p>
            <text:p>4. Пользователь обладает действующим номером мобильного телефона с положительным балансом средств и подключенными услугами связи (смс-сообщения), настройки анти-спам звонков отключены.</text:p>
            <text:p>5. В системе отключены VPN-приложения.</text:p>
            <text:p>6. Дата тестирования: 19.07.2023 г.</text:p>
            <text:p/>
          </table:table-cell>
          <table:table-cell table:style-name="ce3" office:value-type="string" calcext:value-type="string">
            <text:p>1. Нажать на кнопку «Войти» в правом верхнем углу экрана.</text:p>
            <text:p>2. В выпадающем меню нажать иконку "Личный кабинет РФ".</text:p>
            <text:p>3. На открывшейся вкладке браузера "Ростелеком ID" в поле ввода "Email или мобильный телефолн" указать номер мобильного телефона пользователя в формате +7 ХХХ ХХХ-ХХ-ХХ.</text:p>
            <text:p>4. Нажать на кнопку "Получить код".</text:p>
            <text:p>4. В открывшейся странице ввести код подтверждения из смс-сообщения, отправленного системой авторизации "Ростелеком".</text:p>
            <text:p/>
          </table:table-cell>
          <table:table-cell table:style-name="ce3" office:value-type="string" calcext:value-type="string">
            <text:p>Открывается страница личного кабинета пользователя, "Лента событий" отображает время входа пользователя в систему, авторизация прошла успешно.</text:p>
          </table:table-cell>
          <table:table-cell table:style-name="ce9" office:value-type="string" calcext:value-type="string">
            <text:p>Pass</text:p>
          </table:table-cell>
          <table:table-cell table:style-name="ce11" office:value-type="string" calcext:value-type="string">
            <text:p><text:a xlink:href="https://drive.google.com/file/d/1VtYkT1bANmzvLB-V6qwcVPvOAaPzr3LO/view?usp=drive_link" xlink:type="simple">1. https://drive.google.com/file/d/1VtYkT1bANmzvLB-V6qwcVPvOAaPzr3LO/view?usp=drive_link 

2. https://drive.google.com/file/d/1FevhUviE_1P4jO5yGxm-c4VtDo2PG15l/view?usp=drive_link </text:a></text:p>
          </table:table-cell>
          <table:table-cell table:style-name="ce4" table:number-columns-repeated="17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9" table:number-rows-spanned="1">
            <text:p>4. Система подачи заявок на подключение услуг связи "Ростелеком" (https://msk.rt.ru/)</text:p>
          </table:table-cell>
          <table:covered-table-cell table:number-columns-repeated="8"/>
          <table:table-cell table:style-name="ce4" table:number-columns-repeated="17"/>
          <table:table-cell table:number-columns-repeated="998"/>
        </table:table-row>
        <table:table-row table:style-name="ro5">
          <table:table-cell table:style-name="ce3" office:value-type="string" calcext:value-type="string">
            <text:p>Ростелеком_ТК-12</text:p>
          </table:table-cell>
          <table:table-cell table:style-name="ce5" office:value-type="string" calcext:value-type="string">
            <text:p>High</text:p>
          </table:table-cell>
          <table:table-cell table:style-name="ce3" office:value-type="string" calcext:value-type="string">
            <text:p>Позитивный тест проверки оформления заявки на подключение услуг связи (интернет) "Ростелеком".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3" office:value-type="string" calcext:value-type="string">
            <text:p>1. Страница по адресуhttps://msk.rt.ru/#internet открыта в браузере.</text:p>
            <text:p>2. Аккаунт пользователя создан в БД "Ростелеком" (логин, пароль зарегистрированы).</text:p>
            <text:p>3. Авторизация аккаунта пользователя на сайте осуществлена, вход выполнен.</text:p>
            <text:p>4. Пользорватель находится на странице своего "Личного кабинета".</text:p>
            <text:p>5. Геолокация пользователя на сайте определена как: Московская область.</text:p>
            <text:p>6. В системе отключены VPN-приложения.</text:p>
            <text:p>7. Дата тестирования: 19.07.2023 г.</text:p>
            <text:p/>
          </table:table-cell>
          <table:table-cell table:style-name="ce3" office:value-type="string" calcext:value-type="string">
            <text:p>1. На странице "Личного кабинета" пользователя в центре экрана нажать на секцию "Заказать новую услугу".</text:p>
            <text:p>2. В центре экрана в навигационном меню предоставляемых услуг связи нажать секцию "Домашний интернет".</text:p>
            <text:p>3. На открывшейся странице в таблице выбора услуг связи нажать ползунок (свитчер) "Домашний интернет".</text:p>
            <text:p>4. Ввести данные пользователя в поля "Контактные данные",  "Адрес подключения услуг".</text:p>
            <text:p>5. Нажать кнопку "Продолжить".</text:p>
            <text:p>6. В меню "Настройка услуг" выбрать необходимые опции (на усмотрение пользователя).</text:p>
            <text:p>7. Нажать кнопку "Продолжить".</text:p>
            <text:p>8. В меню "Выбор оборудования" выбрать необходимые опции (на усмотрение пользователя).</text:p>
            <text:p>7. Нажать кнопку "Продолжить".</text:p>
            <text:p>9. В меню "Информация о заявке" подтвердить заявку нажав на кнопку "Отправить заявку".</text:p>
            <text:p/>
          </table:table-cell>
          <table:table-cell table:style-name="ce3" office:value-type="string" calcext:value-type="string">
            <text:p>Система подтверждает создание заявки, в личном кабинете пользователя отражается статус заявки и ход исполнения (в зависимости от технической возможности оператора предоставить услуги связи по месту фактического проживания пользователя).</text:p>
          </table:table-cell>
          <table:table-cell table:style-name="ce9" office:value-type="string" calcext:value-type="string">
            <text:p>Pass</text:p>
          </table:table-cell>
          <table:table-cell table:style-name="ce11" office:value-type="string" calcext:value-type="string">
            <text:p><text:a xlink:href="https://drive.google.com/file/d/1AfjzD206yFT9VoSp81RG9BgdTQd_eSIE/view?usp=drive_link" xlink:type="simple">1. https://drive.google.com/file/d/1AfjzD206yFT9VoSp81RG9BgdTQd_eSIE/view?usp=drive_link </text:a></text:p>
          </table:table-cell>
          <table:table-cell table:style-name="ce4" table:number-columns-repeated="17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9" table:number-rows-spanned="1">
            <text:p>5. Система восстановления пароля на сайте "Ростелеком" (https://msk.rt.ru/)</text:p>
          </table:table-cell>
          <table:covered-table-cell table:number-columns-repeated="8"/>
          <table:table-cell table:style-name="ce4" table:number-columns-repeated="17"/>
          <table:table-cell table:number-columns-repeated="998"/>
        </table:table-row>
        <table:table-row table:style-name="ro6">
          <table:table-cell table:style-name="ce3" office:value-type="string" calcext:value-type="string">
            <text:p>Ростелеком_ТК-13</text:p>
          </table:table-cell>
          <table:table-cell table:style-name="ce5" office:value-type="string" calcext:value-type="string">
            <text:p>High</text:p>
          </table:table-cell>
          <table:table-cell table:style-name="ce3" office:value-type="string" calcext:value-type="string">
            <text:p>Позитивный тест проверки способа восстановления пароля по адресу электронной почты пользователя.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6" office:value-type="string" calcext:value-type="string">
            <text:p><text:a xlink:href="https://b2c.passport.rt.ru/" xlink:type="simple">1. Страница по адресу https://b2c.passport.rt.ru открыта в браузере.
2. Аккаунт пользователя создан в БД "Ростелеком" (логин, пароль зарегистрированы).
3. Авторизация аккаунта пользователя на сайте не осуществлена, вход не выполнен.
4. Действующий электронный почтовый адрес пользователя зарегистрирован в БД "Ростелеком".
5. В системе отключены VPN-приложения.
6. Дата тестирования: 19.07.2023 г.
</text:a></text:p>
          </table:table-cell>
          <table:table-cell table:style-name="ce3" office:value-type="string" calcext:value-type="string">
            <text:p>1. На странице по адресу https://b2c.passport.rt.ru  в форме авторизации нажать "Забыл пароль".</text:p>
            <text:p>2. На открывшейся странице формы восстановления пароля выбрать секцию "Почта", нажав на нее.</text:p>
            <text:p>3. В поле ввода "Электронная почта" ввести электронный адрес пользователя.</text:p>
            <text:p>4. При необходимости (зависит от настроек системы безопасности сайта) заполнить поле указанным системой капча-кодом.</text:p>
            <text:p>5. Нажать кнопку "Продолжить".</text:p>
            <text:p>6. На открывшейся странице выбора формы восстановления пароля выбрать "По email".</text:p>
            <text:p>7. Нажать кнопку "Продолжить".</text:p>
            <text:p>8. В открывшейся странице "Восстановление пароля" ввести код, отпарвленный системой в письме по адресу электронного ящика пользователя.</text:p>
            <text:p>9. В случае корректно введенного кода восстановления пароля в открывшейся странице в поле "Пароль" указать новый пароль и продублировать его повторно в поле "Подтверждение пароля".</text:p>
            <text:p>10. Нажать кнопку "Сохранить".</text:p>
            <text:p>11. В открывшейся форме авторизации пройти процедуру авторизации по "Почте" (см. тест-кейс № Ростелеком_ТК-02), в поле "Пароль" указать новый пароль пользователя.</text:p>
            <text:p>12. Нажать кнопку "Войти".</text:p>
          </table:table-cell>
          <table:table-cell table:style-name="ce3" office:value-type="string" calcext:value-type="string">
            <text:p>Открывается страница личного кабинета пользователя, "История действий" отображает событие о восстановлении (смене) пароля пользователя, новый пароль успешно зарегистрирован.</text:p>
          </table:table-cell>
          <table:table-cell table:style-name="ce9" office:value-type="string" calcext:value-type="string">
            <text:p>Pass</text:p>
          </table:table-cell>
          <table:table-cell table:style-name="ce11" office:value-type="string" calcext:value-type="string">
            <text:p><text:a xlink:href="https://drive.google.com/file/d/18Q3PkoB4KGOlexFouRCQfR5s9ryB3idO/view?usp=drive_link" xlink:type="simple">1. https://drive.google.com/file/d/18Q3PkoB4KGOlexFouRCQfR5s9ryB3idO/view?usp=drive_link 

2. https://drive.google.com/file/d/11QeBzenPGfgyDXbsfFVsY6iOHCmLiWeY/view?usp=drive_link 

3. https://drive.google.com/file/d/1xvNIYDdKp01jDGo_ek0uZJSYIUFvLKPI/view?usp=drive_link 
</text:a></text:p>
          </table:table-cell>
          <table:table-cell table:style-name="ce4" table:number-columns-repeated="17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9" table:number-rows-spanned="1">
            <text:p>6. Система авторизации на сайте "Ростелеком" (https://msk.rt.ru/) по аккаунту пользователя в социальных сетях.</text:p>
          </table:table-cell>
          <table:covered-table-cell table:number-columns-repeated="8"/>
          <table:table-cell table:style-name="ce4" table:number-columns-repeated="17"/>
          <table:table-cell table:number-columns-repeated="998"/>
        </table:table-row>
        <table:table-row table:style-name="ro5">
          <table:table-cell table:style-name="ce3" office:value-type="string" calcext:value-type="string">
            <text:p>Ростелеком_ТК-14</text:p>
          </table:table-cell>
          <table:table-cell table:style-name="ce5" office:value-type="string" calcext:value-type="string">
            <text:p>Normal</text:p>
          </table:table-cell>
          <table:table-cell table:style-name="ce3" office:value-type="string" calcext:value-type="string">
            <text:p>Позитивный тест проверки способа авторизации пользователя на сайте по его аккаунту в социальной сети "Вконтакте".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6" office:value-type="string" calcext:value-type="string">
            <text:p><text:a xlink:href="https://b2c.passport.rt.ru/" xlink:type="simple">1. Страница по адресу https://b2c.passport.rt.ru открыта в браузере.
2. Аккаунт пользователя создан в БД "Ростелеком" (логин, пароль зарегистрированы).
3. Авторизация аккаунта пользователя на сайте не осуществлена, вход не выполнен.
4. Пользователь зарегистрирован в соц. сети "Вконтакте", имеет действующий аккаунт, к аккаунту подключен VK ID (единый аккаунт для сервисов VK и партнёров).
5. В "Личном кабинете" пользователя на сайте "Ростелеком" осуществлена "привязка" его аккаунта "Вконтакте" к аккаунту "Ростелеком".
6. В системе отключены VPN-приложения.
7. Дата тестирования: 20.07.2023 г.
</text:a></text:p>
          </table:table-cell>
          <table:table-cell table:style-name="ce3" office:value-type="string" calcext:value-type="string">
            <text:p>1. На странице по адресу https://b2c.passport.rt.ru  в форме авторизации нажать на иконку соц. сети "Вконтакте".</text:p>
            <text:p>2. На открывшейся странице веб-приложения "VK ID" в поле секции "Вход с помощью VK ID" нажать кнопку "Продолжить как &lt;имя пользователя&gt;".</text:p>
            <text:p/>
          </table:table-cell>
          <table:table-cell table:style-name="ce3" office:value-type="string" calcext:value-type="string">
            <text:p>Открывается страница аккаунта пользователя на сайте "Ростелеком", "История действий" отображает событие о входе пользователя, авторизация по аккаунту социальной сети "Вконтакте" в системе "Ростелеком" успешно выполнена.</text:p>
          </table:table-cell>
          <table:table-cell table:style-name="ce9" office:value-type="string" calcext:value-type="string">
            <text:p>Pass</text:p>
          </table:table-cell>
          <table:table-cell table:style-name="ce11" office:value-type="string" calcext:value-type="string">
            <text:p><text:a xlink:href="https://drive.google.com/file/d/1xg2Kpp7TGTdUNRedg8Bp3Jt9WDOzEiel/view?usp=drive_link" xlink:type="simple">1. https://drive.google.com/file/d/1xg2Kpp7TGTdUNRedg8Bp3Jt9WDOzEiel/view?usp=drive_link 

2. https://drive.google.com/file/d/1buQQV0NF-2GXn1KDqhAJJFeFcs-tIsyX/view?usp=drive_link 

</text:a></text:p>
          </table:table-cell>
          <table:table-cell table:style-name="ce4" table:number-columns-repeated="17"/>
          <table:table-cell table:number-columns-repeated="998"/>
        </table:table-row>
        <table:table-row table:style-name="ro5">
          <table:table-cell table:style-name="ce3" office:value-type="string" calcext:value-type="string">
            <text:p>Ростелеком_ТК-15</text:p>
          </table:table-cell>
          <table:table-cell table:style-name="ce5" office:value-type="string" calcext:value-type="string">
            <text:p>Normal</text:p>
          </table:table-cell>
          <table:table-cell table:style-name="ce3" office:value-type="string" calcext:value-type="string">
            <text:p>Позитивный тест проверки способа авторизации пользователя на сайте по его аккаунту в системе "Яндекс".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6" office:value-type="string" calcext:value-type="string">
            <text:p><text:a xlink:href="https://b2c.passport.rt.ru/" xlink:type="simple">1. Страница по адресу https://b2c.passport.rt.ru открыта в браузере.
2. Аккаунт пользователя создан в БД "Ростелеком" (логин, пароль зарегистрированы).
3. Авторизация аккаунта пользователя на сайте не осуществлена, вход не выполнен.
4. Пользователь обладает действующим, единым аккаунтом "Яндекс ID" в экосистеме продуктов компании "Яндекс".
5. В "Личном кабинете" пользователя на сайте "Ростелеком" осуществлена "привязка" его аккаунта "Яндекс ID" к аккаунту "Ростелеком".
6. В системе отключены VPN-приложения.
7. Дата тестирования: 20.07.2023 г.
</text:a></text:p>
          </table:table-cell>
          <table:table-cell table:style-name="ce3" office:value-type="string" calcext:value-type="string">
            <text:p>1. На странице по адресу https://b2c.passport.rt.ru  в форме авторизации нажать на иконку товарного знака компании "Яндекс".</text:p>
            <text:p>2. Дождаться проверки авторизации пользователя в системе "Яндекс".</text:p>
            <text:p/>
          </table:table-cell>
          <table:table-cell table:style-name="ce3" office:value-type="string" calcext:value-type="string">
            <text:p>Открывается страница аккаунта пользователя на сайте "Ростелеком", "История действий" отображает событие о входе пользователя, авторизация пользователя по "Яндекс ID" в системе "Ростелеком" успешно выполнена.</text:p>
          </table:table-cell>
          <table:table-cell table:style-name="ce9" office:value-type="string" calcext:value-type="string">
            <text:p>Pass</text:p>
          </table:table-cell>
          <table:table-cell table:style-name="ce11" office:value-type="string" calcext:value-type="string">
            <text:p><text:a xlink:href="https://drive.google.com/file/d/1ogq6fyNXcFunhvt3Md46xDqQfUn4HeRQ/view?usp=drive_link" xlink:type="simple">1. https://drive.google.com/file/d/1ogq6fyNXcFunhvt3Md46xDqQfUn4HeRQ/view?usp=drive_link 

2. https://drive.google.com/file/d/1nl3V0KIV-1z9THcBa5P1zqNUUKyiUG1b/view?usp=drive_link </text:a></text:p>
          </table:table-cell>
          <table:table-cell table:style-name="ce4" table:number-columns-repeated="17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9" table:number-rows-spanned="1">
            <text:p>7. Пользовательский интерфейс сайта "Ростелеком" (https://msk.rt.ru/).</text:p>
          </table:table-cell>
          <table:covered-table-cell table:number-columns-repeated="8"/>
          <table:table-cell table:style-name="ce4" table:number-columns-repeated="17"/>
          <table:table-cell table:number-columns-repeated="998"/>
        </table:table-row>
        <table:table-row table:style-name="ro4">
          <table:table-cell table:style-name="ce3" office:value-type="string" calcext:value-type="string">
            <text:p>Ростелеком_ТК-16</text:p>
          </table:table-cell>
          <table:table-cell table:style-name="ce5" office:value-type="string" calcext:value-type="string">
            <text:p>Normal</text:p>
          </table:table-cell>
          <table:table-cell table:style-name="ce3" office:value-type="string" calcext:value-type="string">
            <text:p>Проверка автоматического определения геолокации пользователя на сайте "Ростелеком".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3" office:value-type="string" calcext:value-type="string">
            <text:p>1. Страница по адресу https://msk.rt.ru открыта в браузере.</text:p>
            <text:p>2. Аккаунт пользователя создан в БД "Ростелеком" (логин, пароль зарегистрированы).</text:p>
            <text:p>3. Авторизация аккаунта пользователя на сайте не осуществлена, вход не выполнен.</text:p>
            <text:p>4. Фактическая геолокация пользователя при тестировании: Московская область.</text:p>
            <text:p>5. В системе отключены VPN-приложения.</text:p>
            <text:p>6. Дата тестирования: 20.07.2023 г.</text:p>
            <text:p/>
          </table:table-cell>
          <table:table-cell table:style-name="ce7" office:value-type="string" calcext:value-type="string">
            <text:p><text:a xlink:href="https://msk.rt.ru/" xlink:type="simple">1. Убедиться, что на странице по адресу https://msk.rt.ru  в главном меню навигации по сайту в верхней-левой части экрана геолокация определена как: Московская область (фактическое нахождение при тестировании).</text:a></text:p>
          </table:table-cell>
          <table:table-cell table:style-name="ce3" office:value-type="string" calcext:value-type="string">
            <text:p>Фактическая геолокация пользователя (Московская область) совпадает с геолокацией, определенной системой на сайте (Московская область).</text:p>
          </table:table-cell>
          <table:table-cell table:style-name="ce9" office:value-type="string" calcext:value-type="string">
            <text:p>Failed</text:p>
          </table:table-cell>
          <table:table-cell table:style-name="ce12" office:value-type="string" calcext:value-type="string">
            <text:p><text:a xlink:href="https://drive.google.com/file/d/1W0S4OBsM7krlC9_IghSBarjMwaGkX_xn/view?usp=drive_link" xlink:type="simple"> 1. https://drive.google.com/file/d/1W0S4OBsM7krlC9_IghSBarjMwaGkX_xn/view?usp=drive_link 


Создать баг-репорт  № РТК_БР-02</text:a></text:p>
          </table:table-cell>
          <table:table-cell table:style-name="ce4" table:number-columns-repeated="17"/>
          <table:table-cell table:number-columns-repeated="998"/>
        </table:table-row>
        <table:table-row table:style-name="ro4">
          <table:table-cell table:style-name="ce3" office:value-type="string" calcext:value-type="string">
            <text:p>Ростелеком_ТК-17</text:p>
          </table:table-cell>
          <table:table-cell table:style-name="ce5" office:value-type="string" calcext:value-type="string">
            <text:p>Low</text:p>
          </table:table-cell>
          <table:table-cell table:style-name="ce3" office:value-type="string" calcext:value-type="string">
            <text:p>Проверка работы ссылки на главную страницу сайта "Ростелеком" из Личного кабинета пользователя.</text:p>
          </table:table-cell>
          <table:table-cell table:style-name="ce3" office:value-type="string" calcext:value-type="string">
            <text:p>1. Десктоп ОП Windows 10, версия 22H2, 64-разрядная операционная система, процессор x64,</text:p>
            <text:p>разр. экр. 1920x1080;</text:p>
            <text:p>2. Браузер Google Chrome, версия 114.0.5735.199 (Официальная сборка), (64 бит)</text:p>
            <text:p/>
          </table:table-cell>
          <table:table-cell table:style-name="ce3" office:value-type="string" calcext:value-type="string">
            <text:p>1. Страница по адресу https://start.rt.ru/?tab=main открыта в браузере.</text:p>
            <text:p>2. Аккаунт пользователя создан в БД "Ростелеком" (логин, пароль зарегистрированы).</text:p>
            <text:p>3. Авторизация аккаунта пользователя на сайте осуществлена, выполнен вход в личный кабинет.</text:p>
            <text:p>4. В системе отключены VPN-приложения.</text:p>
            <text:p>5. Дата тестирования: 20.07.2023 г.</text:p>
            <text:p/>
          </table:table-cell>
          <table:table-cell table:style-name="ce7" office:value-type="string" calcext:value-type="string">
            <text:p><text:a xlink:href="https://start.rt.ru/?tab=main" xlink:type="simple">1. На странице "Личного кабинета" пользователя по адресу https://start.rt.ru/?tab=main в левом верхнем углу нажать на логотип "Ростелеком".</text:a></text:p>
          </table:table-cell>
          <table:table-cell table:style-name="ce6" office:value-type="string" calcext:value-type="string">
            <text:p><text:a xlink:href="https://msk.rt.ru/" xlink:type="simple">Происходит переход на главную страница сайта по адресу https://msk.rt.ru, страница отображается на экране.</text:a></text:p>
          </table:table-cell>
          <table:table-cell table:style-name="ce9" office:value-type="string" calcext:value-type="string">
            <text:p>Failed</text:p>
          </table:table-cell>
          <table:table-cell table:style-name="ce13" office:value-type="string" calcext:value-type="string">
            <text:p><text:a xlink:href="https://drive.google.com/file/d/1KvyRsd3L9O4anj0eijSqJ5H78Xd80Tgf/view?usp=drive_link" xlink:type="simple">1. https://drive.google.com/file/d/1KvyRsd3L9O4anj0eijSqJ5H78Xd80Tgf/view?usp=drive_link 


Создать баг-репорт  № РТК_БР-03</text:a></text:p>
          </table:table-cell>
          <table:table-cell table:style-name="ce4" table:number-columns-repeated="17"/>
          <table:table-cell table:number-columns-repeated="998"/>
        </table:table-row>
        <table:table-row table:style-name="ro5" table:number-rows-repeated="951">
          <table:table-cell table:style-name="ce4" table:number-columns-repeated="7"/>
          <table:table-cell table:style-name="ce10"/>
          <table:table-cell table:style-name="ce4" table:number-columns-repeated="18"/>
          <table:table-cell table:number-columns-repeated="998"/>
        </table:table-row>
        <table:table-row table:style-name="ro7" table:number-rows-repeated="1047599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Тест-кейсы'.H3:'Тест-кейсы'.H10 'Тест-кейсы'.H12:'Тест-кейсы'.H13 'Тест-кейсы'.H15:'Тест-кейсы'.H15 'Тест-кейсы'.H17:'Тест-кейсы'.H17 'Тест-кейсы'.H19:'Тест-кейсы'.H19 'Тест-кейсы'.H21:'Тест-кейсы'.H22 'Тест-кейсы'.H24:'Тест-кейсы'.H25">
            <calcext:condition calcext:apply-style-name="ConditionalStyle_1" calcext:value="=&quot;Pass&quot;" calcext:base-cell-address="'Тест-кейсы'.H3"/>
          </calcext:conditional-format>
          <calcext:conditional-format calcext:target-range-address="'Тест-кейсы'.H1:'Тест-кейсы'.H1 'Тест-кейсы'.H3:'Тест-кейсы'.H10 'Тест-кейсы'.H12:'Тест-кейсы'.H13 'Тест-кейсы'.H15:'Тест-кейсы'.H15 'Тест-кейсы'.H17:'Тест-кейсы'.H17 'Тест-кейсы'.H19:'Тест-кейсы'.H19 'Тест-кейсы'.H21:'Тест-кейсы'.H22 'Тест-кейсы'.H24:'Тест-кейсы'.H976">
            <calcext:condition calcext:apply-style-name="ConditionalStyle_2" calcext:value="=&quot;Failed&quot;" calcext:base-cell-address="'Тест-кейсы'.H1"/>
          </calcext:conditional-format>
        </calcext:conditional-formats>
      </table:table>
      <table:table table:name="Баг-репорт" table:style-name="ta2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number-columns-repeated="1016" table:default-cell-style-name="Default"/>
        <table:table-row table:style-name="ro8">
          <table:table-cell table:style-name="ce14" office:value-type="string" calcext:value-type="string">
            <text:p>Номер</text:p>
          </table:table-cell>
          <table:table-cell table:style-name="ce14" office:value-type="string" calcext:value-type="string">
            <text:p>Название</text:p>
          </table:table-cell>
          <table:table-cell table:style-name="ce14" office:value-type="string" calcext:value-type="string">
            <text:p>Окружение</text:p>
          </table:table-cell>
          <table:table-cell table:style-name="ce14" office:value-type="string" calcext:value-type="string">
            <text:p>Приоритет</text:p>
          </table:table-cell>
          <table:table-cell table:style-name="ce14" office:value-type="string" calcext:value-type="string">
            <text:p>Предусловия</text:p>
          </table:table-cell>
          <table:table-cell table:style-name="ce14" office:value-type="string" calcext:value-type="string">
            <text:p>Шаги</text:p>
          </table:table-cell>
          <table:table-cell table:style-name="ce14" office:value-type="string" calcext:value-type="string">
            <text:p>Результат</text:p>
          </table:table-cell>
          <table:table-cell table:style-name="ce14" office:value-type="string" calcext:value-type="string">
            <text:p>Комментарий</text:p>
          </table:table-cell>
          <table:table-cell table:style-name="ce20" table:number-columns-repeated="18"/>
          <table:table-cell table:number-columns-repeated="998"/>
        </table:table-row>
        <table:table-row table:style-name="ro9">
          <table:table-cell table:style-name="ce15" office:value-type="string" calcext:value-type="string">
            <text:p>Дом питомца_БР-01</text:p>
          </table:table-cell>
          <table:table-cell table:style-name="ce16" office:value-type="string" calcext:value-type="string">
            <text:p>Иконки социальных сетей в footer ("подвале") страницы "О нас" не работают</text:p>
          </table:table-cell>
          <table:table-cell table:style-name="ce16" office:value-type="string" calcext:value-type="string">
            <text:p>Браузер Chrome (Версия 108.0.5359.125, 64 бит) + Windows 10 (Версия 22H2)</text:p>
            <text:p>(Разрешение экрана 1920 x 1080)</text:p>
          </table:table-cell>
          <table:table-cell table:style-name="ce17" office:value-type="string" calcext:value-type="string">
            <text:p>Normal</text:p>
          </table:table-cell>
          <table:table-cell table:style-name="ce16" office:value-type="string" calcext:value-type="string">
            <text:p>1. Страница по адресу http://158.160.56.133/app/pets открыта в браузере</text:p>
          </table:table-cell>
          <table:table-cell table:style-name="ce16" office:value-type="string" calcext:value-type="string">
            <text:p>1. Нажать на иконку любой социальной сети в правом нижнем углу экрана</text:p>
          </table:table-cell>
          <table:table-cell table:style-name="ce16" office:value-type="string" calcext:value-type="string">
            <text:p><text:span text:style-name="T1">Полученный результат: </text:span></text:p>
            <text:p><text:span text:style-name="T2">Переадресации на аккаунт "Дом питомца" в соответствующей социальной сети не происходит. Ссылка не активна/отсутствует.</text:span></text:p>
            <text:p><text:span text:style-name="T2"/></text:p>
            <text:p><text:span text:style-name="T3">Ожидаемый результат: </text:span></text:p>
            <text:p><text:span text:style-name="T2">Происходит переадресация по ссылке на аккаунт "Дом питомца" в соответствующей социальной сети</text:span></text:p>
            <text:p><text:span text:style-name="T2"/></text:p>
          </table:table-cell>
          <table:table-cell table:style-name="ce18" office:value-type="string" calcext:value-type="string">
            <text:p><text:a xlink:href="https://drive.google.com/file/d/1jgfPDqtMrnRS5QhWjxWrqJ2EHRbdHuCD/view?usp=sharing" xlink:type="simple">
https://drive.google.com/file/d/1jgfPDqtMrnRS5QhWjxWrqJ2EHRbdHuCD/view?usp=sharing</text:a></text:p>
          </table:table-cell>
          <table:table-cell table:number-columns-repeated="1016"/>
        </table:table-row>
        <table:table-row table:style-name="ro9">
          <table:table-cell table:style-name="ce15" office:value-type="string" calcext:value-type="string">
            <text:p>Дом питомца_БР-02</text:p>
          </table:table-cell>
          <table:table-cell table:style-name="ce16" office:value-type="string" calcext:value-type="string">
            <text:p>Иконки социальных сетей в footer ("подвале") страницы "Питомцы" не работают</text:p>
          </table:table-cell>
          <table:table-cell table:style-name="ce16" office:value-type="string" calcext:value-type="string">
            <text:p>Браузер Chrome (Версия 108.0.5359.125, 64 бит) + Windows 10 (Версия 22H2)</text:p>
            <text:p>(Разрешение экрана 1920 x 1080)</text:p>
          </table:table-cell>
          <table:table-cell table:style-name="ce17" office:value-type="string" calcext:value-type="string">
            <text:p>Normal</text:p>
          </table:table-cell>
          <table:table-cell table:style-name="ce16" office:value-type="string" calcext:value-type="string">
            <text:p>1. Страница по адресу http://158.160.56.133/app/pets открыта в браузере</text:p>
          </table:table-cell>
          <table:table-cell table:style-name="ce16" office:value-type="string" calcext:value-type="string">
            <text:p>1. Нажать на иконку любой социальной сети в правом нижнем углу экрана</text:p>
          </table:table-cell>
          <table:table-cell table:style-name="ce16" office:value-type="string" calcext:value-type="string">
            <text:p><text:span text:style-name="T1">Полученный результат: </text:span></text:p>
            <text:p><text:span text:style-name="T2">Переадресации на аккаунт "Дом питомца" в соответствующей социальной сети не происходит. Ссылка не активна/отсутствует.</text:span></text:p>
            <text:p><text:span text:style-name="T2"/></text:p>
            <text:p><text:span text:style-name="T3">Ожидаемый результат: </text:span></text:p>
            <text:p><text:span text:style-name="T2">Происходит переадресация по ссылке на аккаунт "Дом питомца" в соответствующей социальной сети</text:span></text:p>
            <text:p><text:span text:style-name="T2"/></text:p>
          </table:table-cell>
          <table:table-cell table:style-name="ce19" office:value-type="string" calcext:value-type="string">
            <text:p><text:a xlink:href="https://drive.google.com/file/d/1Zd3ebglbimar2T7_-sno81tZXw9ZrRS7/view?usp=sharing" xlink:type="simple">
https://drive.google.com/file/d/1Zd3ebglbimar2T7_-sno81tZXw9ZrRS7/view?usp=sharing</text:a></text:p>
          </table:table-cell>
          <table:table-cell table:number-columns-repeated="1016"/>
        </table:table-row>
        <table:table-row table:style-name="ro7" table:number-rows-repeated="1048572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Баг-репорт'.A1:'Баг-репорт'.Z1">
            <calcext:condition calcext:apply-style-name="ConditionalStyle_1" calcext:value="formula-is(LEN(TRIM([.A1]))&gt;0)" calcext:base-cell-address="'Баг-репорт'.A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Тест-кейсы" style:display-name="PageStyle_Тест-кейс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Баг-репорт" style:display-name="PageStyle_Баг-репорт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93" meta:object-count="0"/>
    <meta:generator>LibreOfficeDev/6.0.5.2$Linux_X86_64 LibreOffice_project/</meta:generator>
  </office:meta>
</office:document-meta>
</file>